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9D0000014495B4EBE2D9245566.png" manifest:media-type="image/png"/>
  <manifest:file-entry manifest:full-path="Pictures/10000201000002FD000001404BEC7B958C59D521.png" manifest:media-type="image/png"/>
  <manifest:file-entry manifest:full-path="Pictures/10000201000002C1000000D2C67BD3AE049A5211.png" manifest:media-type="image/png"/>
  <manifest:file-entry manifest:full-path="Pictures/100002010000034C000000CF0D4CA683413F8CB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cm" svg:height="4.49cm" svg:x="4.9cm" svg:y="1.41cm">
          <draw:image xlink:href="Pictures/10000201000002C1000000D2C67BD3AE049A5211.png" xlink:type="simple" xlink:show="embed" xlink:actuate="onLoad" loext:mime-type="image/png">
            <text:p/>
          </draw:image>
        </draw:frame>
        <draw:frame draw:style-name="gr1" draw:text-style-name="P1" draw:layer="layout" svg:width="16.399cm" svg:height="4.085cm" svg:x="3.6cm" svg:y="6.415cm">
          <draw:image xlink:href="Pictures/100002010000034C000000CF0D4CA683413F8CBE.png" xlink:type="simple" xlink:show="embed" xlink:actuate="onLoad" loext:mime-type="image/png">
            <text:p/>
          </draw:image>
        </draw:frame>
        <draw:frame draw:style-name="gr1" draw:text-style-name="P1" draw:layer="layout" svg:width="14.91cm" svg:height="6.546cm" svg:x="5cm" svg:y="18.1cm">
          <draw:image xlink:href="Pictures/10000201000002FD000001404BEC7B958C59D521.png" xlink:type="simple" xlink:show="embed" xlink:actuate="onLoad" loext:mime-type="image/png">
            <text:p/>
          </draw:image>
        </draw:frame>
        <draw:frame draw:style-name="gr1" draw:text-style-name="P1" draw:layer="layout" svg:width="13.967cm" svg:height="6.763cm" svg:x="5.3cm" svg:y="10.9cm">
          <draw:image xlink:href="Pictures/100002010000029D0000014495B4EBE2D9245566.png" xlink:type="simple" xlink:show="embed" xlink:actuate="onLoad" loext:mime-type="image/png">
            <text:p/>
          </draw:image>
        </draw:frame>
        <draw:frame draw:style-name="gr2" draw:text-style-name="P2" draw:layer="layout" svg:width="1.874cm" svg:height="0.962cm" svg:x="2.1cm" svg:y="2.9cm">
          <draw:text-box>
            <text:p>RNN</text:p>
          </draw:text-box>
        </draw:frame>
        <draw:frame draw:style-name="gr2" draw:text-style-name="P2" draw:layer="layout" svg:width="2.195cm" svg:height="0.962cm" svg:x="2.1cm" svg:y="8.5cm">
          <draw:text-box>
            <text:p>LSTM</text:p>
          </draw:text-box>
        </draw:frame>
        <draw:frame draw:style-name="gr2" draw:text-style-name="P2" draw:layer="layout" svg:width="3.948cm" svg:height="1.673cm" svg:x="2.1cm" svg:y="12.2cm">
          <draw:text-box>
            <text:p>Bidirectional</text:p>
            <text:p>RNN</text:p>
          </draw:text-box>
        </draw:frame>
        <draw:frame draw:style-name="gr2" draw:text-style-name="P2" draw:layer="layout" svg:width="3.211cm" svg:height="1.673cm" svg:x="2.2cm" svg:y="19.3cm">
          <draw:text-box>
            <text:p>Multilayer</text:p>
            <text:p>RN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10-26T16:07:00.247754908</meta:creation-date>
    <dc:date>2021-10-26T16:13:41.462183385</dc:date>
    <meta:editing-duration>PT6M41S</meta:editing-duration>
    <meta:editing-cycles>1</meta:editing-cycles>
    <meta:document-statistic meta:object-count="8"/>
    <meta:generator>LibreOffice/6.4.7.2$Linux_X86_64 LibreOffice_project/40$Build-2</meta:generator>
  </office:meta>
</office:document-meta>
</file>